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1BAFA2F3E5156F5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3" style:family="paragraph" style:parent-style-name="Heading">
      <style:paragraph-properties fo:text-align="center" style:justify-single-word="false"/>
      <style:text-properties fo:background-color="transparent"/>
    </style:style>
    <style:style style:name="P4" style:family="paragraph" style:parent-style-name="Text_20_body">
      <style:paragraph-properties fo:text-align="start" style:justify-single-word="false"/>
      <style:text-properties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bb84f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273a9f" fo:background-color="transparent"/>
    </style:style>
    <style:style style:name="P14" style:family="paragraph" style:parent-style-name="Table_20_Contents">
      <style:text-properties officeooo:paragraph-rsid="002b4830" fo:background-color="transparent"/>
    </style:style>
    <style:style style:name="P15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6" style:family="paragraph" style:parent-style-name="Table_20_Contents">
      <style:paragraph-properties fo:text-align="start" style:justify-single-word="false"/>
      <style:text-properties officeooo:paragraph-rsid="002aeff2"/>
    </style:style>
    <style:style style:name="P17" style:family="paragraph" style:parent-style-name="Table_20_Contents">
      <style:text-properties officeooo:rsid="0041ddd4" officeooo:paragraph-rsid="0041ddd4"/>
    </style:style>
    <style:style style:name="P18" style:family="paragraph" style:parent-style-name="Table_20_Contents">
      <style:text-properties officeooo:paragraph-rsid="00479273"/>
    </style:style>
    <style:style style:name="P19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0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1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490c40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3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490c40"/>
    </style:style>
    <style:style style:name="P24" style:family="paragraph" style:parent-style-name="Table_20_Contents">
      <style:text-properties officeooo:paragraph-rsid="00490c40"/>
    </style:style>
    <style:style style:name="P25" style:family="paragraph" style:parent-style-name="Table_20_Contents">
      <style:text-properties officeooo:rsid="00490c40" officeooo:paragraph-rsid="00490c40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6" style:family="text">
      <style:text-properties style:font-name="Liberation Sans" fo:font-size="10pt" style:font-size-asian="10pt" style:font-name-complex="Liberation Sans" style:font-size-complex="10pt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a5680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9a834" fo:background-color="transparent" loext:char-shading-value="0"/>
    </style:style>
    <style:style style:name="T14" style:family="text">
      <style:text-properties officeooo:rsid="001d9b1c" fo:background-color="transparent" loext:char-shading-value="0"/>
    </style:style>
    <style:style style:name="T15" style:family="text">
      <style:text-properties officeooo:rsid="003bce2a" fo:background-color="transparent" loext:char-shading-value="0"/>
    </style:style>
    <style:style style:name="T16" style:family="text">
      <style:text-properties officeooo:rsid="00455425" fo:background-color="transparent" loext:char-shading-value="0"/>
    </style:style>
    <style:style style:name="T17" style:family="text">
      <style:text-properties officeooo:rsid="001a5680" fo:background-color="transparent" loext:char-shading-value="0"/>
    </style:style>
    <style:style style:name="T18" style:family="text">
      <style:text-properties officeooo:rsid="001a5680"/>
    </style:style>
    <style:style style:name="T19" style:family="text">
      <style:text-properties officeooo:rsid="001d9b1c"/>
    </style:style>
    <style:style style:name="T20" style:family="text">
      <style:text-properties officeooo:rsid="0026e5cd"/>
    </style:style>
    <style:style style:name="T21" style:family="text">
      <style:text-properties officeooo:rsid="002818bb"/>
    </style:style>
    <style:style style:name="T22" style:family="text">
      <style:text-properties officeooo:rsid="002aeff2"/>
    </style:style>
    <style:style style:name="T23" style:family="text">
      <style:text-properties officeooo:rsid="003c4ff4"/>
    </style:style>
    <style:style style:name="T24" style:family="text">
      <style:text-properties officeooo:rsid="0043daa3"/>
    </style:style>
    <style:style style:name="T25" style:family="text">
      <style:text-properties officeooo:rsid="00455425"/>
    </style:style>
    <style:style style:name="T26" style:family="text">
      <style:text-properties officeooo:rsid="00490c40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3">sp. zn. </text:span>#4556</text:p>
      <text:p text:style-name="P19"><text:s/></text:p>
      <text:p text:style-name="P3">Zadávací list </text:p>
      <text:p text:style-name="P4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1">:</text:span></text:p>
          </table:table-cell>
          <table:table-cell table:style-name="Tabulka1.A1" office:value-type="string">
            <text:p text:style-name="P15"><text:span text:style-name="T8">Česká pirátská strana, </text:span>organizační složka: <text:span text:style-name="T19">Personální odbor</text:span></text:p>
            <text:p text:style-name="P15">z<text:span text:style-name="T18">a</text:span>st<text:span text:style-name="T18">o</text:span>up<text:span text:style-name="T18">ena</text:span>: <text:span text:style-name="T22">Bc. Jana Rohová, jana.rohova@pirati.cz, vedoucí</text:span></text:p>
            <text:p text:style-name="P16"/>
          </table:table-cell>
        </table:table-row>
        <table:table-row table:style-name="Tabulka1.1">
          <table:table-cell table:style-name="Tabulka1.A1" office:value-type="string">
            <text:p text:style-name="P11"><text:span text:style-name="T8">Dodavatel</text:span><text:span text:style-name="T11">:</text:span></text:p>
          </table:table-cell>
          <table:table-cell table:style-name="Tabulka1.A1" office:value-type="string">
            <text:p text:style-name="P24"><text:span text:style-name="T18">Michaela Vodová</text:span> </text:p>
            <text:p text:style-name="P23"><text:span text:style-name="T22">IČO: </text:span>75937514, <text:span text:style-name="T22">místo podnikání Chlum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9">Zadan</text:span><text:span text:style-name="T10">é</text:span><text:span text:style-name="T9"> úkol</text:span><text:span text:style-name="T10">y</text:span><text:span text:style-name="T12">:</text:span></text:p>
          </table:table-cell>
          <table:table-cell table:style-name="Tabulka1.A1" office:value-type="string">
            <text:p text:style-name="P25">Koordinátor krajského sdružení Vysočina</text:p>
          </table:table-cell>
        </table:table-row>
        <table:table-row table:style-name="Tabulka1.1">
          <table:table-cell table:style-name="Tabulka1.A1" office:value-type="string">
            <text:p text:style-name="P10">Časov<text:span text:style-name="T24">ý </text:span>náročnost<text:span text:style-name="T11">:</text:span></text:p>
          </table:table-cell>
          <table:table-cell table:style-name="Tabulka1.A1" office:value-type="string">
            <text:p text:style-name="Table_20_Contents">Odhad: <text:span text:style-name="T26">40</text:span>h <text:span text:style-name="T19">týdně </text:span>(slovy: <text:span text:style-name="T26">čtyřicet</text:span>hodin)</text:p>
            <text:p text:style-name="P18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Smluvní typ</text:span>:</text:p>
          </table:table-cell>
          <table:table-cell table:style-name="Tabulka1.A1" office:value-type="string">
            <text:p text:style-name="P17">Příkazní smlouv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Odměna</text:span>:</text:p>
          </table:table-cell>
          <table:table-cell table:style-name="Tabulka1.A1" office:value-type="string">
            <text:p text:style-name="P14">• paušální odměna <text:span text:style-name="T26">30.000,-</text:span>Kč měsíčně </text:p>
            <text:p text:style-name="P14">• úkolová odměna: až <text:span text:style-name="T23">5.</text:span>000,-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Termín provedení</text:span>:</text:p>
          </table:table-cell>
          <table:table-cell table:style-name="Tabulka1.A1" office:value-type="string">
            <text:p text:style-name="P13"><text:s/><text:span text:style-name="T20">Od 01-03-2018 na dobu neurčitou</text:span></text:p>
          </table:table-cell>
        </table:table-row>
      </table:table>
      <text:p text:style-name="P8"><text:span text:style-name="T12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2">https://www.pirati.cz/rules/ppu</text:span></text:span></text:a><text:span text:style-name="T12">&gt;, s nimiž se smluvní strany seznámily a zavazují se je dodržovat. Na důkaz seznámení se s podmínkami a uzavření smlouvy připojují smluvní strany své podpisy:</text:span></text:p>
      <text:p text:style-name="P5">V <text:span text:style-name="T19">Praze</text:span> dne <text:span text:style-name="T21">01.03.2018</text:span></text:p>
      <text:p text:style-name="P6">Za zadavatele: <text:tab/><text:tab/><text:tab/>Za dodavatele: </text:p>
      <text:p text:style-name="P21"><text:span text:style-name="T16">Jana Rohová <text:s text:c="3"/><text:tab/></text:span><text:span text:style-name="T14"><text:tab/><text:tab/></text:span><text:span text:style-name="T17">Michaela Vodová</text:span><text:span text:style-name="T15"> </text:span></text:p>
      <text:p text:style-name="P9"/>
      <text:p text:style-name="P6">….................<text:tab/><text:tab/><text:tab/>…................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3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6" style:family="text">
      <style:text-properties style:font-name="Liberation Sans" fo:font-size="10pt" style:font-size-asian="10pt" style:font-name-complex="Liberation Sans" style:font-size-complex="10pt"/>
    </style:style>
    <style:style style:name="MT7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1BAFA2F3E5156F54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span text:style-name="MT2">608 963 111</text:span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3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3">info@pirati.cz</text:span></text:a><text:span text:style-name="MT1"> • IČO 71339698</text:span></text:p>
        <text:p text:style-name="MP2"><text:span text:style-name="MT4">Transparentní účty: Volební: 2901172853/2010, Zvláštní: 2200623578/2010,</text:span><text:span text:style-name="MT5"> </text:span><text:span text:style-name="MT4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6"><text:line-break/></text:span><text:span text:style-name="MT7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3-29T13:55:55.640755896</dc:date>
    <meta:editing-cycles>130</meta:editing-cycles>
    <meta:editing-duration>P24DT14H33M17S</meta:editing-duration>
    <meta:generator>LibreOffice/5.1.6.2$Linux_X86_64 LibreOffice_project/10m0$Build-2</meta:generator>
    <meta:print-date>2018-03-06T10:54:52.416459358</meta:print-date>
    <meta:document-statistic meta:table-count="1" meta:image-count="1" meta:object-count="0" meta:page-count="1" meta:paragraph-count="34" meta:word-count="192" meta:character-count="1446" meta:non-whitespace-character-count="1268"/>
    <meta:user-defined meta:name="Informace 1"/>
    <meta:user-defined meta:name="Informace 2"/>
    <meta:user-defined meta:name="Informace 3"/>
    <meta:user-defined meta:name="Informace 4"/>
  </office:meta>
</office:document-meta>
</file>